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/>
    </style:style>
  </office:automatic-styles>
  <office:body>
    <office:text text:use-soft-page-breaks="true">
      <text:p text:style-name="P1"><text:span text:style-name="Élevé">IDAC SARL propose à la vente un terrain titré de 649 m²</text:span>, idéalement situé à<text:s/><text:span text:style-name="Élevé">Ngor Almadies – Zone 14</text:span>, dans un secteur recherché et à fort potentiel.</text:p>
      <text:p text:style-name="NormalWeb">Le terrain fait actuellement l’objet d’une<text:s/><text:span text:style-name="Élevé">démolition en cours</text:span>, réalisée conformément à une<text:s/><text:span text:style-name="Élevé">autorisation administrative dûment validée</text:span>, ce qui permet un<text:s/><text:span text:style-name="Élevé">démarrage immédiat d’un projet immobilier</text:span>.<text:line-break/>Il se prête parfaitement à un<text:s/><text:span text:style-name="Élevé">développement résidentiel ou commercial</text:span>.</text:p>
      <text:p text:style-name="NormalWeb"><text:span text:style-name="Élevé">Prix de vente : 1 250 000 FCFA / m²</text:span></text:p>
      <text:p text:style-name="NormalWeb">Pour toute information complémentaire ou pour organiser une visite du site, veuillez nous contacter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binet IDAC</meta:initial-creator>
    <dc:creator>Cabinet IDAC</dc:creator>
    <meta:creation-date>2026-01-07T09:57:00Z</meta:creation-date>
    <dc:date>2026-01-07T09:57:00Z</dc:date>
    <meta:template xlink:href="Normal" xlink:type="simple"/>
    <meta:editing-cycles>1</meta:editing-cycles>
    <meta:editing-duration>PT0S</meta:editing-duration>
    <meta:document-statistic meta:page-count="1" meta:paragraph-count="1" meta:word-count="85" meta:character-count="552" meta:row-count="3" meta:non-whitespace-character-count="468"/>
  </office:meta>
</office:document-meta>
</file>